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0ce48" officeooo:paragraph-rsid="0020ce48"/>
    </style:style>
    <style:style style:name="P2" style:family="paragraph" style:parent-style-name="Header">
      <style:paragraph-properties fo:text-align="center" style:justify-single-word="false"/>
      <style:text-properties officeooo:rsid="001b9c9c" officeooo:paragraph-rsid="0027dfc1"/>
    </style:style>
    <style:style style:name="P3" style:family="paragraph" style:parent-style-name="Header">
      <style:paragraph-properties fo:text-align="start" style:justify-single-word="false"/>
      <style:text-properties officeooo:rsid="001b9c9c" officeooo:paragraph-rsid="00280e10"/>
    </style:style>
    <style:style style:name="P4" style:family="paragraph" style:parent-style-name="Standard">
      <style:paragraph-properties fo:line-height="150%"/>
      <style:text-properties officeooo:rsid="001aa0b3" officeooo:paragraph-rsid="001aa0b3"/>
    </style:style>
    <style:style style:name="P5" style:family="paragraph" style:parent-style-name="Standard">
      <style:paragraph-properties fo:line-height="150%"/>
      <style:text-properties fo:font-weight="normal" officeooo:rsid="001aa0b3" officeooo:paragraph-rsid="001aa0b3" style:font-weight-asian="normal" style:font-weight-complex="normal"/>
    </style:style>
    <style:style style:name="P6" style:family="paragraph" style:parent-style-name="Standard">
      <style:paragraph-properties fo:line-height="150%"/>
      <style:text-properties fo:font-weight="normal" officeooo:rsid="001b9c9c" officeooo:paragraph-rsid="001b9c9c" style:font-weight-asian="normal" style:font-weight-complex="normal"/>
    </style:style>
    <style:style style:name="P7" style:family="paragraph" style:parent-style-name="Standard">
      <style:paragraph-properties fo:line-height="150%"/>
      <style:text-properties fo:font-weight="normal" officeooo:rsid="0020ce48" officeooo:paragraph-rsid="0035f118" style:font-weight-asian="normal" style:font-weight-complex="normal"/>
    </style:style>
    <style:style style:name="P8" style:family="paragraph" style:parent-style-name="Standard">
      <style:paragraph-properties fo:line-height="150%"/>
      <style:text-properties fo:font-weight="normal" officeooo:rsid="0020ce48" officeooo:paragraph-rsid="00391287" style:font-weight-asian="normal" style:font-weight-complex="normal"/>
    </style:style>
    <style:style style:name="P9" style:family="paragraph" style:parent-style-name="Standard">
      <style:paragraph-properties fo:line-height="150%"/>
      <style:text-properties fo:font-weight="bold" officeooo:rsid="001aa0b3" officeooo:paragraph-rsid="001aa0b3" style:font-weight-asian="bold" style:font-weight-complex="bold"/>
    </style:style>
    <style:style style:name="P10" style:family="paragraph" style:parent-style-name="Standard">
      <style:paragraph-properties fo:line-height="150%"/>
      <style:text-properties fo:font-weight="bold" officeooo:rsid="001b9c9c" officeooo:paragraph-rsid="001b9c9c" style:font-weight-asian="bold" style:font-weight-complex="bold"/>
    </style:style>
    <style:style style:name="P11" style:family="paragraph" style:parent-style-name="Standard">
      <style:paragraph-properties fo:line-height="150%"/>
      <style:text-properties fo:font-weight="bold" officeooo:rsid="001b9c9c" officeooo:paragraph-rsid="0023d37f" style:font-weight-asian="bold" style:font-weight-complex="bold"/>
    </style:style>
    <style:style style:name="P12" style:family="paragraph" style:parent-style-name="Standard">
      <style:paragraph-properties fo:line-height="150%"/>
      <style:text-properties officeooo:rsid="001b9c9c" officeooo:paragraph-rsid="001b9c9c"/>
    </style:style>
    <style:style style:name="P13" style:family="paragraph" style:parent-style-name="Standard">
      <style:paragraph-properties fo:line-height="150%"/>
      <style:text-properties fo:font-size="6pt" officeooo:rsid="001aa0b3" officeooo:paragraph-rsid="001aa0b3" style:font-size-asian="5.25pt" style:font-size-complex="6pt"/>
    </style:style>
    <style:style style:name="P14" style:family="paragraph" style:parent-style-name="Standard">
      <style:paragraph-properties fo:line-height="150%"/>
      <style:text-properties fo:font-size="6pt" fo:font-weight="bold" officeooo:rsid="001b9c9c" officeooo:paragraph-rsid="001b9c9c" style:font-size-asian="5.25pt" style:font-weight-asian="bold" style:font-size-complex="6pt" style:font-weight-complex="bold"/>
    </style:style>
    <style:style style:name="P15" style:family="paragraph" style:parent-style-name="Standard">
      <style:paragraph-properties fo:line-height="150%"/>
      <style:text-properties fo:font-size="6pt" fo:font-weight="bold" officeooo:rsid="001b9c9c" officeooo:paragraph-rsid="0023d37f" style:font-size-asian="5.25pt" style:font-weight-asian="bold" style:font-size-complex="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9c9c"/>
    </style:style>
    <style:style style:name="T3" style:family="text">
      <style:text-properties officeooo:rsid="001c56f6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1b9c9c" style:font-weight-asian="bold" style:font-weight-complex="bold"/>
    </style:style>
    <style:style style:name="T6" style:family="text">
      <style:text-properties style:text-underline-style="none" fo:font-weight="bold" officeooo:rsid="002439d2" style:font-weight-asian="bold" style:font-weight-complex="bold"/>
    </style:style>
    <style:style style:name="T7" style:family="text">
      <style:text-properties style:text-underline-style="none" fo:font-weight="bold" officeooo:rsid="002c452b" style:font-weight-asian="bold" style:font-weight-complex="bold"/>
    </style:style>
    <style:style style:name="T8" style:family="text">
      <style:text-properties style:text-underline-style="none" fo:font-weight="bold" officeooo:rsid="002df0a7" style:font-weight-asian="bold" style:font-weight-complex="bold"/>
    </style:style>
    <style:style style:name="T9" style:family="text">
      <style:text-properties officeooo:rsid="001de25a"/>
    </style:style>
    <style:style style:name="T10" style:family="text">
      <style:text-properties officeooo:rsid="001ef780"/>
    </style:style>
    <style:style style:name="T11" style:family="text">
      <style:text-properties officeooo:rsid="00218b97"/>
    </style:style>
    <style:style style:name="T12" style:family="text">
      <style:text-properties officeooo:rsid="0022a2a2"/>
    </style:style>
    <style:style style:name="T13" style:family="text">
      <style:text-properties officeooo:rsid="0023d37f"/>
    </style:style>
    <style:style style:name="T14" style:family="text">
      <style:text-properties officeooo:rsid="0025e0e3"/>
    </style:style>
    <style:style style:name="T15" style:family="text">
      <style:text-properties officeooo:rsid="002c452b"/>
    </style:style>
    <style:style style:name="T16" style:family="text">
      <style:text-properties officeooo:rsid="002e892c"/>
    </style:style>
    <style:style style:name="T17" style:family="text">
      <style:text-properties officeooo:rsid="003029fe"/>
    </style:style>
    <style:style style:name="T18" style:family="text">
      <style:text-properties officeooo:rsid="00325702"/>
    </style:style>
    <style:style style:name="T19" style:family="text">
      <style:text-properties officeooo:rsid="0035f118"/>
    </style:style>
    <style:style style:name="T20" style:family="text">
      <style:text-properties officeooo:rsid="0036f0ce"/>
    </style:style>
    <style:style style:name="T21" style:family="text">
      <style:text-properties officeooo:rsid="0038be9f"/>
    </style:style>
    <style:style style:name="T22" style:family="text">
      <style:text-properties officeooo:rsid="0039211e"/>
    </style:style>
    <style:style style:name="T23" style:family="text">
      <style:text-properties officeooo:rsid="003e06ad"/>
    </style:style>
    <style:style style:name="T24" style:family="text">
      <style:text-properties officeooo:rsid="003ee9af"/>
    </style:style>
    <style:style style:name="T25" style:family="text">
      <style:text-properties officeooo:rsid="00416007"/>
    </style:style>
    <style:style style:name="T26" style:family="text">
      <style:text-properties officeooo:rsid="0042d61f"/>
    </style:style>
    <style:style style:name="T27" style:family="text">
      <style:text-properties officeooo:rsid="00450f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 <text:span text:style-name="T16">Requesting </text:span>Organization: _____________________________________<text:span text:style-name="T22">___________________</text:span></text:p>
      <text:p text:style-name="P4">2. Requester Name: ______________________________________ 3. Requester_ID: __________</text:p>
      <text:p text:style-name="P13"/>
      <text:p text:style-name="P4"><text:span text:style-name="T5">Applicants Please Fill Out Below. </text:span><text:span text:style-name="T6">Sign</text:span><text:span text:style-name="T8">, date,</text:span><text:span text:style-name="T6"> </text:span><text:span text:style-name="T7">and number</text:span><text:span text:style-name="T6"> each sheet.</text:span><text:span text:style-name="T5"> <text:tab/><text:tab/><text:tab/> <text:s text:c="8"/></text:span><text:span text:style-name="T4"><text:s/></text:span><text:span text:style-name="T1">Applicant Section</text:span></text:p>
      <text:p text:style-name="P5">4. First Name: ________________ 5. Middle: ________________ <text:s/>6. Last: __________________<text:span text:style-name="T2">_</text:span></text:p>
      <text:p text:style-name="P5">7. Title: ____________ <text:s text:c="13"/>8. Preferred Name: ______________________________________</text:p>
      <text:p text:style-name="P5">9. Return Address:<text:tab/>_____________________<text:tab/>10. Email: _____________________________<text:span text:style-name="T2">_</text:span></text:p>
      <text:p text:style-name="P5"><text:tab/><text:tab/><text:tab/>_____________________<text:tab/>11. Phone: _____________________________</text:p>
      <text:p text:style-name="P5"><text:tab/><text:tab/><text:tab/>_____________________</text:p>
      <text:p text:style-name="P4"><text:span text:style-name="T2">12. Notes: _</text:span>______________________________________________________________________ </text:p>
      <text:p text:style-name="P9">Responder Section</text:p>
      <text:p text:style-name="P12">13. Responder Organization Name: ___________________________________________________</text:p>
      <text:p text:style-name="P12">14. Organization Type: _________<text:span text:style-name="T9">____________</text:span></text:p>
      <text:p text:style-name="P12">15. Contact First: _________________________ 16. Contact Last: __________________________</text:p>
      <text:p text:style-name="P12">17. Contact Preferred Name: <text:tab/>________________________________________________________</text:p>
      <text:p text:style-name="P12">18. Address:<text:tab/>_____________________<text:tab/>19. Mailing Address: <text:tab/>___________________________</text:p>
      <text:p text:style-name="P12"><text:tab/><text:tab/>_____________________<text:tab/><text:tab/><text:tab/><text:tab/>___________________________</text:p>
      <text:p text:style-name="P12"><text:tab/><text:tab/>_____________________<text:tab/><text:tab/><text:tab/><text:tab/>___________________________</text:p>
      <text:p text:style-name="P12">20. Phone: _______________________ 21. Phone Number Type: <text:tab/>___________________________</text:p>
      <text:p text:style-name="P12">22. Fax Number: ______________________<text:tab/>23. Email: ______________________________</text:p>
      <text:p text:style-name="P12">24. Website: _____________________________________________________________________</text:p>
      <text:p text:style-name="P14"/>
      <text:p text:style-name="P10">25. Documents <text:tab/>_____________________ <text:tab/>26. Requests<text:tab/>___________________________</text:p>
      <text:p text:style-name="P10"><text:tab/><text:tab/><text:tab/>_____________________<text:tab/><text:tab/><text:tab/>___________________________</text:p>
      <text:p text:style-name="P10"><text:tab/><text:tab/><text:tab/>_____________________<text:tab/><text:tab/><text:tab/>___________________________</text:p>
      <text:p text:style-name="P10"><text:tab/><text:tab/><text:tab/>_____________________<text:tab/><text:tab/><text:tab/>___________________________</text:p>
      <text:p text:style-name="P10"><text:tab/><text:tab/><text:tab/>_____________________<text:tab/><text:tab/><text:tab/>___________________________</text:p>
      <text:p text:style-name="P6"><text:span text:style-name="T1">27. Notes: </text:span>_______________________________________________________________________</text:p>
      <text:p text:style-name="P6">________________________________________________________________________________</text:p>
      <text:p text:style-name="P15"/>
      <text:p text:style-name="P11"><text:span text:style-name="T13">P</text:span>lease request the items on the Request<text:span text:style-name="T3">s</text:span> List for each document <text:s text:c="6"/>Sign:_________________</text:p>
      <text:p text:style-name="P11">on the Document<text:span text:style-name="T3">s</text:span> List from the Responding Office on my behalf<text:span text:style-name="T10">. <text:s text:c="4"/></text:span>Date: ________________<text:span text:style-name="T13">_</text:span></text:p>
      <text:p text:style-name="P2"><text:soft-page-break/></text:p>
      <text:p text:style-name="P2"/>
      <text:p text:style-name="P7"><text:span text:style-name="T11">“You” </text:span><text:span text:style-name="T25">and “Your” </text:span><text:span text:style-name="T11">refer to the Applicant </text:span><text:span text:style-name="T14">filling out the form and requesting services</text:span><text:span text:style-name="T11">. “Us” </text:span><text:span text:style-name="T17">and “We” </text:span><text:span text:style-name="T11">refer to the Requesting Organization </text:span><text:span text:style-name="T12">and the Requester pr</text:span><text:span text:style-name="T20">o</text:span><text:span text:style-name="T12">cessing the Application</text:span><text:span text:style-name="T11">. </text:span><text:span text:style-name="T21"><text:s/></text:span><text:span text:style-name="T17">We are</text:span> a discovery advocate only and do not offer legal advice to <text:span text:style-name="T27">applicants</text:span>. The information furnished to <text:span text:style-name="T11">Y</text:span>ou by <text:span text:style-name="T11">U</text:span>s is provided without any warranties express or implied and <text:span text:style-name="T25">W</text:span>e will not accept any form of liability arising from <text:span text:style-name="T25">Y</text:span>our use of the information.</text:p>
      <text:p text:style-name="P7"/>
      <text:p text:style-name="P8"><text:span text:style-name="T18">This form is designed to collect information for generating form letters with open-source software </text:span><text:span text:style-name="T19">called </text:span><text:span text:style-name="T18">FOIA(s). </text:span><text:span text:style-name="T23">See 5 U.S.C. 552, The Freedom of Information Act </text:span><text:span text:style-name="T26">and Amendment 1</text:span><text:span text:style-name="T23">. </text:span><text:span text:style-name="T24">Government employees are people. P</text:span><text:span text:style-name="T21">lease do not make frivilous request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b9c9c" officeooo:paragraph-rsid="00280e10"/>
    </style:style>
    <style:style style:name="MP2" style:family="paragraph" style:parent-style-name="Footer">
      <style:paragraph-properties fo:text-align="center" style:justify-single-word="false"/>
      <style:text-properties officeooo:rsid="0020ce48" officeooo:paragraph-rsid="0020ce48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2c452b"/>
    </style:style>
    <style:page-layout style:name="Mpm1">
      <style:page-layout-properties fo:page-width="8.5in" fo:page-height="11in" style:num-format="1" style:print-orientation="portrait" fo:margin-top="0.7902in" fo:margin-bottom="0.3902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FOIA(s)</text:span><text:tab/><text:tab/><text:tab/></text:p>
      </style:header>
      <style:header-first>
        <text:p text:style-name="MP1"><text:span text:style-name="MT1">FOIA(s)</text:span><text:tab/><text:tab/><text:span text:style-name="MT2">Sheet __ of __</text:span><text:tab/><text:tab/></text:p>
      </style:header-first>
      <style:footer>
        <text:p text:style-name="MP2"/>
      </style:footer>
      <style:footer-first>
        <text:p text:style-name="MP2">See reverse for terms.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07:00:52.811864998</meta:creation-date>
    <dc:date>2024-11-25T12:04:36.691529129</dc:date>
    <meta:editing-duration>PT5H2M2S</meta:editing-duration>
    <meta:editing-cycles>35</meta:editing-cycles>
    <meta:generator>LibreOffice/24.2.5.2$Linux_X86_64 LibreOffice_project/420$Build-2</meta:generator>
    <meta:print-date>2024-11-25T12:02:40.559635770</meta:print-date>
    <meta:document-statistic meta:table-count="0" meta:image-count="0" meta:object-count="0" meta:page-count="2" meta:paragraph-count="34" meta:word-count="273" meta:character-count="2851" meta:non-whitespace-character-count="2526"/>
  </office:meta>
</office:document-meta>
</file>